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>
            <text:p>R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/>
          <table:table-cell office:value-type="string">
            <text:p>Max: 255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0">
            <text:p>21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&quot;{&quot;&amp;[.A12]&amp;&quot;,&quot;&amp;[.B12]&amp;&quot;,&quot;&amp;[.C12]&amp;&quot;,&quot;" office:value-type="string" office:string-value="{0,0,255,">
            <text:p>{0,0,255,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[.A13]&amp;&quot;,&quot;&amp;[.B13]&amp;&quot;,&quot;&amp;[.C13]&amp;&quot;,&quot;" office:value-type="string" office:string-value="0,0,255,">
            <text:p>0,0,255,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[.A14]&amp;&quot;,&quot;&amp;[.B14]&amp;&quot;,&quot;&amp;[.C14]&amp;&quot;,&quot;" office:value-type="string" office:string-value="0,0,255,">
            <text:p>0,0,255,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[.A15]&amp;&quot;,&quot;&amp;[.B15]&amp;&quot;,&quot;&amp;[.C15]&amp;&quot;,&quot;" office:value-type="string" office:string-value="0,0,255,">
            <text:p>0,0,255,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[.A16]&amp;&quot;,&quot;&amp;[.B16]&amp;&quot;,&quot;&amp;[.C16]&amp;&quot;,&quot;" office:value-type="string" office:string-value="0,0,255,">
            <text:p>0,0,255,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[.A17]&amp;&quot;,&quot;&amp;[.B17]&amp;&quot;,&quot;&amp;[.C17]&amp;&quot;,&quot;" office:value-type="string" office:string-value="0,0,255,">
            <text:p>0,0,255,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[.A18]&amp;&quot;,&quot;&amp;[.B18]&amp;&quot;,&quot;&amp;[.C18]&amp;&quot;,&quot;" office:value-type="string" office:string-value="0,0,255,">
            <text:p>0,0,255,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[.A19]&amp;&quot;,&quot;&amp;[.B19]&amp;&quot;,&quot;&amp;[.C19]&amp;&quot;}&quot;" office:value-type="string" office:string-value="0,0,255}">
            <text:p>0,0,255}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table:formula="of:=&quot;{&quot;&amp;[.A22]&amp;&quot;,&quot;&amp;[.B22]&amp;&quot;,&quot;&amp;[.C22]&amp;&quot;,&quot;" office:value-type="string" office:string-value="{255,0,0,">
            <text:p>{255,0,0,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table:formula="of:=[.A23]&amp;&quot;,&quot;&amp;[.B23]&amp;&quot;,&quot;&amp;[.C23]&amp;&quot;,&quot;" office:value-type="string" office:string-value="255,0,0,">
            <text:p>255,0,0,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table:formula="of:=[.A24]&amp;&quot;,&quot;&amp;[.B24]&amp;&quot;,&quot;&amp;[.C24]&amp;&quot;,&quot;" office:value-type="string" office:string-value="255,0,0,">
            <text:p>255,0,0,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table:formula="of:=[.A25]&amp;&quot;,&quot;&amp;[.B25]&amp;&quot;,&quot;&amp;[.C25]&amp;&quot;,&quot;" office:value-type="string" office:string-value="255,0,0,">
            <text:p>255,0,0,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table:formula="of:=[.A26]&amp;&quot;,&quot;&amp;[.B26]&amp;&quot;,&quot;&amp;[.C26]&amp;&quot;,&quot;" office:value-type="string" office:string-value="255,0,0,">
            <text:p>255,0,0,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table:formula="of:=[.A27]&amp;&quot;,&quot;&amp;[.B27]&amp;&quot;,&quot;&amp;[.C27]&amp;&quot;,&quot;" office:value-type="string" office:string-value="255,0,0,">
            <text:p>255,0,0,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table:formula="of:=[.A28]&amp;&quot;,&quot;&amp;[.B28]&amp;&quot;,&quot;&amp;[.C28]&amp;&quot;,&quot;" office:value-type="string" office:string-value="255,0,0,">
            <text:p>255,0,0,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table:formula="of:=[.A29]&amp;&quot;,&quot;&amp;[.B29]&amp;&quot;,&quot;&amp;[.C29]&amp;&quot;}&quot;" office:value-type="string" office:string-value="255,0,0}">
            <text:p>255,0,0}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&quot;{&quot;&amp;[.A31]&amp;&quot;,&quot;&amp;[.B31]&amp;&quot;,&quot;&amp;[.C31]&amp;&quot;,&quot;" office:value-type="string" office:string-value="{10,0,0,">
            <text:p>{10,0,0,</text:p>
          </table:table-cell>
          <table:table-cell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32]&amp;&quot;,&quot;&amp;[.B32]&amp;&quot;,&quot;&amp;[.C32]&amp;&quot;,&quot;" office:value-type="string" office:string-value="10,10,0,">
            <text:p>10,10,0,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33]&amp;&quot;,&quot;&amp;[.B33]&amp;&quot;,&quot;&amp;[.C33]&amp;&quot;,&quot;" office:value-type="string" office:string-value="0,10,0,">
            <text:p>0,10,0,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formula="of:=[.A34]&amp;&quot;,&quot;&amp;[.B34]&amp;&quot;,&quot;&amp;[.C34]&amp;&quot;,&quot;" office:value-type="string" office:string-value="0,10,10,">
            <text:p>0,10,10,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A35]&amp;&quot;,&quot;&amp;[.B35]&amp;&quot;,&quot;&amp;[.C35]&amp;&quot;,&quot;" office:value-type="string" office:string-value="0,0,10,">
            <text:p>0,0,10,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A36]&amp;&quot;,&quot;&amp;[.B36]&amp;&quot;,&quot;&amp;[.C36]&amp;&quot;,&quot;" office:value-type="string" office:string-value="10,0,10,">
            <text:p>10,0,10,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37]&amp;&quot;,&quot;&amp;[.B37]&amp;&quot;,&quot;&amp;[.C37]&amp;&quot;,&quot;" office:value-type="string" office:string-value="10,5,0,">
            <text:p>10,5,0,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formula="of:=[.A38]&amp;&quot;,&quot;&amp;[.B38]&amp;&quot;,&quot;&amp;[.C38]&amp;&quot;}&quot;" office:value-type="string" office:string-value="5,16,5}">
            <text:p>5,16,5}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9T06:03:18.36</meta:creation-date>
    <dc:date>2013-10-01T10:09:45.06</dc:date>
    <meta:editing-duration>PT12S</meta:editing-duration>
    <meta:editing-cycles>3</meta:editing-cycles>
    <meta:generator>LibreOffice/3.5$Windows_x86 LibreOffice_project/7122e39-92ed229-498d286-15e43b4-d70da21</meta:generator>
    <meta:document-statistic meta:table-count="1" meta:cell-count="124" meta:object-count="0"/>
  </office:meta>
</office:document-meta>
</file>